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20%" style:writing-mode="lr-tb"/>
    </style:style>
    <style:style style:name="T1_1" style:family="text">
      <style:text-properties fo:font-size="12pt" style:font-size-asian="12pt" style:font-size-complex="12pt"/>
    </style:style>
    <style:style style:name="T1_2" style:family="text">
      <style:text-properties fo:font-size="12pt" style:font-size-asian="12pt" style:font-size-complex="12pt"/>
    </style:style>
    <style:style style:name="T1_3" style:family="text">
      <style:text-properties fo:font-size="12pt" style:font-size-asian="12pt" style:font-size-complex="12pt"/>
    </style:style>
    <style:style style:name="T1_4" style:family="text">
      <style:text-properties fo:font-size="12pt" style:font-size-asian="12pt" style:font-size-complex="12pt"/>
    </style:style>
    <style:style style:name="T1_5" style:family="text">
      <style:text-properties fo:font-size="12pt" style:font-size-asian="12pt" style:font-size-complex="12pt"/>
    </style:style>
    <style:style style:name="T1_6" style:family="text">
      <style:text-properties fo:font-size="12pt" style:font-size-asian="12pt" style:font-size-complex="12pt"/>
    </style:style>
    <style:style style:name="T1_7" style:family="text">
      <style:text-properties fo:font-size="12pt" style:font-size-asian="12pt" style:font-size-complex="12pt"/>
    </style:style>
    <style:style style:name="T1_8" style:family="text">
      <style:text-properties fo:font-size="12pt" style:font-size-asian="12pt" style:font-size-complex="12pt"/>
    </style:style>
    <style:style style:name="T1_9" style:family="text">
      <style:text-properties fo:font-size="12pt" style:font-size-asian="12pt" style:font-size-complex="12pt"/>
    </style:style>
    <style:style style:name="T1_10" style:family="text">
      <style:text-properties fo:font-size="12pt" style:font-size-asian="12pt" style:font-size-complex="12pt"/>
    </style:style>
    <style:style style:name="T1_11" style:family="text">
      <style:text-properties fo:font-size="12pt" style:font-size-asian="12pt" style:font-size-complex="12pt"/>
    </style:style>
    <style:style style:name="T1_12" style:family="text">
      <style:text-properties fo:font-size="12pt" style:font-size-asian="12pt" style:font-size-complex="12pt"/>
    </style:style>
    <style:style style:name="T1_13" style:family="text">
      <style:text-properties fo:font-size="12pt" style:font-size-asian="12pt" style:font-size-complex="12pt"/>
    </style:style>
    <style:style style:name="T1_14" style:family="text">
      <style:text-properties fo:font-size="12pt" style:font-size-asian="12pt" style:font-size-complex="12pt"/>
    </style:style>
    <style:style style:name="T1_15" style:family="text">
      <style:text-properties fo:font-size="12pt" style:font-size-asian="12pt" style:font-size-complex="12pt"/>
    </style:style>
    <style:style style:name="T1_16" style:family="text">
      <style:text-properties fo:font-size="12pt" style:font-size-asian="12pt" style:font-size-complex="12pt"/>
    </style:style>
    <style:style style:name="T1_17" style:family="text">
      <style:text-properties fo:font-size="12pt" style:font-size-asian="12pt" style:font-size-complex="12pt"/>
    </style:style>
    <style:style style:name="T1_18" style:family="text"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fo:break-before="auto" fo:line-height="120%" style:writing-mode="lr-tb"/>
    </style:style>
    <style:style style:name="T2_1" style:family="text">
      <style:text-properties fo:font-size="12pt" style:font-size-asian="12pt" style:font-size-complex="12pt"/>
    </style:style>
    <style:style style:name="T2_2" style:family="text">
      <style:text-properties fo:font-size="12pt" style:font-size-asian="12pt" style:font-size-complex="12pt"/>
    </style:style>
    <style:style style:name="T2_3" style:family="text">
      <style:text-properties fo:font-size="12pt" style:font-size-asian="12pt" style:font-size-complex="12pt"/>
    </style:style>
    <style:style style:name="T2_4" style:family="text">
      <style:text-properties fo:font-size="12pt" style:font-size-asian="12pt" style:font-size-complex="12pt"/>
    </style:style>
    <style:style style:name="T2_5" style:family="text">
      <style:text-properties fo:font-size="12pt" style:font-size-asian="12pt" style:font-size-complex="12pt"/>
    </style:style>
    <style:style style:name="P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" style:family="paragraph" style:parent-style-name="Standard">
      <style:paragraph-properties fo:text-align="center" fo:break-before="auto" fo:line-height="120%" style:writing-mode="lr-tb"/>
    </style:style>
    <style:style style:name="T4_1" style:family="text">
      <style:text-properties fo:font-size="20pt" style:font-size-asian="20pt" style:font-size-complex="20pt"/>
    </style:style>
    <style:style style:name="T4_2" style:family="text">
      <style:text-properties fo:font-size="20pt" style:font-size-asian="20pt" style:font-size-complex="20pt"/>
    </style:style>
    <style:style style:name="T4_3" style:family="text">
      <style:text-properties fo:font-size="20pt" style:font-size-asian="20pt" style:font-size-complex="20pt"/>
    </style:style>
    <style:style style:name="T4_4" style:family="text">
      <style:text-properties fo:font-size="20pt" style:font-size-asian="20pt" style:font-size-complex="20pt"/>
    </style:style>
    <style:style style:name="T4_5" style:family="text">
      <style:text-properties fo:font-size="20pt" style:font-size-asian="20pt" style:font-size-complex="20pt"/>
    </style:style>
    <style:style style:name="T4_6" style:family="text">
      <style:text-properties fo:font-size="20pt" style:font-size-asian="20pt" style:font-size-complex="20pt"/>
    </style:style>
    <style:style style:name="T4_7" style:family="text">
      <style:text-properties fo:font-size="20pt" style:font-size-asian="20pt" style:font-size-complex="20pt"/>
    </style:style>
    <style:style style:name="T4_8" style:family="text">
      <style:text-properties fo:font-size="20pt" style:font-size-asian="20pt" style:font-size-complex="20pt"/>
    </style:style>
    <style:style style:name="T4_9" style:family="text">
      <style:text-properties fo:font-size="20pt" style:font-size-asian="20pt" style:font-size-complex="20pt"/>
    </style:style>
    <style:style style:name="T4_10" style:family="text">
      <style:text-properties fo:font-size="20pt" style:font-size-asian="20pt" style:font-size-complex="20pt"/>
    </style:style>
    <style:style style:name="T4_11" style:family="text">
      <style:text-properties fo:font-size="20pt" style:font-size-asian="20pt" style:font-size-complex="20pt"/>
    </style:style>
    <style:style style:name="T4_12" style:family="text">
      <style:text-properties fo:font-size="20pt" style:font-size-asian="20pt" style:font-size-complex="20pt"/>
    </style:style>
    <style:style style:name="T4_13" style:family="text">
      <style:text-properties fo:font-size="20pt" style:font-size-asian="20pt" style:font-size-complex="20pt"/>
    </style:style>
    <style:style style:name="T4_14" style:family="text">
      <style:text-properties fo:font-size="20pt" style:font-size-asian="20pt" style:font-size-complex="20pt"/>
    </style:style>
    <style:style style:name="T4_15" style:family="text">
      <style:text-properties fo:font-size="20pt" style:font-size-asian="20pt" style:font-size-complex="20pt"/>
    </style:style>
    <style:style style:name="T4_16" style:family="text">
      <style:text-properties fo:font-size="20pt" style:font-size-asian="20pt" style:font-size-complex="20pt"/>
    </style:style>
    <style:style style:name="T4_17" style:family="text">
      <style:text-properties fo:font-size="20pt" style:font-size-asian="20pt" style:font-size-complex="20pt"/>
    </style:style>
    <style:style style:name="T4_18" style:family="text">
      <style:text-properties fo:font-size="20pt" style:font-size-asian="20pt" style:font-size-complex="20pt"/>
    </style:style>
    <style:style style:name="T4_19" style:family="text">
      <style:text-properties fo:font-size="20pt" style:font-size-asian="20pt" style:font-size-complex="20pt"/>
    </style:style>
    <style:style style:name="T4_20" style:family="text">
      <style:text-properties fo:font-size="20pt" style:font-size-asian="20pt" style:font-size-complex="20pt"/>
    </style:style>
    <style:style style:name="T4_21" style:family="text">
      <style:text-properties fo:font-size="20pt" style:font-size-asian="20pt" style:font-size-complex="20pt"/>
    </style:style>
    <style:style style:name="T4_22" style:family="text">
      <style:text-properties fo:font-size="20pt" style:font-size-asian="20pt" style:font-size-complex="20pt"/>
    </style:style>
    <style:style style:name="T4_23" style:family="text">
      <style:text-properties fo:font-size="20pt" style:font-size-asian="20pt" style:font-size-complex="20pt"/>
    </style:style>
    <style:style style:name="T4_24" style:family="text">
      <style:text-properties fo:font-size="20pt" style:font-size-asian="20pt" style:font-size-complex="20pt"/>
    </style:style>
    <style:style style:name="T4_25" style:family="text">
      <style:text-properties fo:font-size="20pt" style:font-size-asian="20pt" style:font-size-complex="20pt"/>
    </style:style>
    <style:style style:name="T4_26" style:family="text">
      <style:text-properties fo:font-size="20pt" style:font-size-asian="20pt" style:font-size-complex="20pt"/>
    </style:style>
    <style:style style:name="T4_27" style:family="text">
      <style:text-properties fo:font-size="20pt" style:font-size-asian="20pt" style:font-size-complex="20pt"/>
    </style:style>
    <style:style style:name="T4_28" style:family="text">
      <style:text-properties fo:font-size="20pt" style:font-size-asian="20pt" style:font-size-complex="20pt"/>
    </style:style>
    <style:style style:name="T4_29" style:family="text">
      <style:text-properties fo:font-size="20pt" style:font-size-asian="20pt" style:font-size-complex="20pt"/>
    </style:style>
    <style:style style:name="T4_30" style:family="text">
      <style:text-properties fo:font-size="20pt" style:font-size-asian="20pt" style:font-size-complex="20pt"/>
    </style:style>
    <style:style style:name="T4_31" style:family="text">
      <style:text-properties fo:font-size="20pt" style:font-size-asian="20pt" style:font-size-complex="20pt"/>
    </style:style>
    <style:style style:name="T4_32" style:family="text">
      <style:text-properties fo:font-size="20pt" style:font-size-asian="20pt" style:font-size-complex="20pt"/>
    </style:style>
    <style:style style:name="T4_33" style:family="text">
      <style:text-properties fo:font-size="20pt" style:font-size-asian="20pt" style:font-size-complex="20pt"/>
    </style:style>
    <style:style style:name="P5" style:family="paragraph" style:parent-style-name="Heading_20_1">
      <style:paragraph-properties fo:break-before="auto" fo:line-height="138%" fo:margin-top="0.847cm" fo:margin-bottom="0cm" style:writing-mode="lr-tb"/>
    </style:style>
    <style:style style:name="T5_1" style:family="text">
      <style:text-properties fo:font-size="14pt" style:font-size-asian="14pt" style:font-size-complex="14pt" fo:font-weight="bold" style:font-weight-asian="bold" style:font-weight-complex="bold"/>
    </style:style>
    <style:style style:name="T5_2" style:family="text">
      <style:text-properties fo:font-size="14pt" style:font-size-asian="14pt" style:font-size-complex="14pt"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P7" style:family="paragraph" style:parent-style-name="Heading_20_1">
      <style:paragraph-properties fo:break-before="auto" fo:line-height="138%" fo:margin-top="0.847cm" style:writing-mode="lr-tb"/>
    </style:style>
    <style:style style:name="T7_1" style:family="text">
      <style:text-properties fo:font-size="14pt" style:font-size-asian="14pt" style:font-size-complex="14pt" fo:font-weight="bold" style:font-weight-asian="bold" style:font-weight-complex="bold"/>
    </style:style>
    <style:style style:name="T7_2" style:family="text">
      <style:text-properties fo:font-size="14pt" style:font-size-asian="14pt" style:font-size-complex="14pt" fo:font-weight="bold" style:font-weight-asian="bold" style:font-weight-complex="bold"/>
    </style:style>
    <style:style style:name="P8" style:family="paragraph" style:parent-style-name="Standard">
      <style:paragraph-properties fo:break-before="auto" fo:line-height="138%" fo:margin-top="0.847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T8_93" style:family="text"/>
    <style:style style:name="T8_94" style:family="text"/>
    <style:style style:name="T8_95" style:family="text"/>
    <style:style style:name="T8_96" style:family="text"/>
    <style:style style:name="T8_97" style:family="text"/>
    <style:style style:name="T8_98" style:family="text"/>
    <style:style style:name="T8_99" style:family="text"/>
    <style:style style:name="T8_100" style:family="text"/>
    <style:style style:name="T8_101" style:family="text"/>
    <style:style style:name="T8_102" style:family="text"/>
    <style:style style:name="T8_103" style:family="text"/>
    <style:style style:name="T8_104" style:family="text"/>
    <style:style style:name="T8_105" style:family="text"/>
    <style:style style:name="T8_106" style:family="text"/>
    <style:style style:name="T8_107" style:family="text"/>
    <style:style style:name="T8_108" style:family="text"/>
    <style:style style:name="T8_109" style:family="text"/>
    <style:style style:name="T8_110" style:family="text"/>
    <style:style style:name="T8_111" style:family="text"/>
    <style:style style:name="T8_112" style:family="text"/>
    <style:style style:name="T8_113" style:family="text"/>
    <style:style style:name="T8_114" style:family="text"/>
    <style:style style:name="T8_115" style:family="text"/>
    <style:style style:name="T8_116" style:family="text"/>
    <style:style style:name="T8_117" style:family="text"/>
    <style:style style:name="T8_118" style:family="text"/>
    <style:style style:name="T8_119" style:family="text"/>
    <style:style style:name="T8_120" style:family="text"/>
    <style:style style:name="T8_121" style:family="text"/>
    <style:style style:name="T8_122" style:family="text"/>
    <style:style style:name="T8_123" style:family="text"/>
    <style:style style:name="T8_124" style:family="text"/>
    <style:style style:name="T8_125" style:family="text"/>
    <style:style style:name="T8_126" style:family="text"/>
    <style:style style:name="T8_127" style:family="text"/>
    <style:style style:name="T8_128" style:family="text"/>
    <style:style style:name="T8_129" style:family="text"/>
    <style:style style:name="T8_130" style:family="text"/>
    <style:style style:name="T8_131" style:family="text"/>
    <style:style style:name="T8_132" style:family="text"/>
    <style:style style:name="T8_133" style:family="text"/>
    <style:style style:name="T8_134" style:family="text"/>
    <style:style style:name="T8_135" style:family="text"/>
    <style:style style:name="T8_136" style:family="text"/>
    <style:style style:name="T8_137" style:family="text"/>
    <style:style style:name="T8_138" style:family="text"/>
    <style:style style:name="T8_139" style:family="text"/>
    <style:style style:name="T8_140" style:family="text"/>
    <style:style style:name="T8_141" style:family="text"/>
    <style:style style:name="T8_142" style:family="text"/>
    <style:style style:name="T8_143" style:family="text"/>
    <style:style style:name="T8_144" style:family="text"/>
    <style:style style:name="T8_145" style:family="text"/>
    <style:style style:name="T8_146" style:family="text"/>
    <style:style style:name="T8_147" style:family="text"/>
    <style:style style:name="T8_148" style:family="text"/>
    <style:style style:name="T8_149" style:family="text"/>
    <style:style style:name="T8_150" style:family="text"/>
    <style:style style:name="T8_151" style:family="text"/>
    <style:style style:name="T8_152" style:family="text"/>
    <style:style style:name="T8_153" style:family="text"/>
    <style:style style:name="T8_154" style:family="text"/>
    <style:style style:name="T8_155" style:family="text"/>
    <style:style style:name="T8_156" style:family="text"/>
    <style:style style:name="T8_157" style:family="text"/>
    <style:style style:name="T8_158" style:family="text"/>
    <style:style style:name="T8_159" style:family="text"/>
    <style:style style:name="T8_160" style:family="text"/>
    <style:style style:name="T8_161" style:family="text"/>
    <style:style style:name="T8_162" style:family="text"/>
    <style:style style:name="T8_163" style:family="text"/>
    <style:style style:name="T8_164" style:family="text"/>
    <style:style style:name="T8_165" style:family="text"/>
    <style:style style:name="T8_166" style:family="text"/>
    <style:style style:name="T8_167" style:family="text"/>
    <style:style style:name="T8_168" style:family="text"/>
    <style:style style:name="T8_169" style:family="text"/>
    <style:style style:name="T8_170" style:family="text"/>
    <style:style style:name="T8_171" style:family="text"/>
    <style:style style:name="T8_172" style:family="text"/>
    <style:style style:name="T8_173" style:family="text"/>
    <style:style style:name="T8_174" style:family="text"/>
    <style:style style:name="T8_175" style:family="text"/>
    <style:style style:name="T8_176" style:family="text"/>
    <style:style style:name="T8_177" style:family="text"/>
    <style:style style:name="T8_178" style:family="text"/>
    <style:style style:name="T8_179" style:family="text"/>
    <style:style style:name="T8_180" style:family="text"/>
    <style:style style:name="T8_181" style:family="text"/>
    <style:style style:name="T8_182" style:family="text"/>
    <style:style style:name="T8_183" style:family="text"/>
    <style:style style:name="T8_184" style:family="text"/>
    <style:style style:name="T8_185" style:family="text"/>
    <style:style style:name="T8_186" style:family="text"/>
    <style:style style:name="T8_187" style:family="text"/>
    <style:style style:name="T8_188" style:family="text"/>
    <style:style style:name="T8_189" style:family="text"/>
    <style:style style:name="T8_190" style:family="text"/>
    <style:style style:name="T8_191" style:family="text"/>
    <style:style style:name="T8_192" style:family="text"/>
    <style:style style:name="T8_193" style:family="text"/>
    <style:style style:name="T8_194" style:family="text"/>
    <style:style style:name="T8_195" style:family="text"/>
    <style:style style:name="T8_196" style:family="text"/>
    <style:style style:name="T8_197" style:family="text"/>
    <style:style style:name="T8_198" style:family="text"/>
    <style:style style:name="T8_199" style:family="text"/>
    <style:style style:name="T8_200" style:family="text"/>
    <style:style style:name="T8_201" style:family="text"/>
    <style:style style:name="T8_202" style:family="text"/>
    <style:style style:name="T8_203" style:family="text"/>
    <style:style style:name="T8_204" style:family="text"/>
    <style:style style:name="T8_205" style:family="text"/>
    <style:style style:name="T8_206" style:family="text"/>
    <style:style style:name="T8_207" style:family="text"/>
    <style:style style:name="T8_208" style:family="text"/>
    <style:style style:name="T8_209" style:family="text"/>
    <style:style style:name="T8_210" style:family="text"/>
    <style:style style:name="T8_211" style:family="text"/>
    <style:style style:name="T8_212" style:family="text"/>
    <style:style style:name="T8_213" style:family="text"/>
    <style:style style:name="T8_214" style:family="text"/>
    <style:style style:name="T8_215" style:family="text"/>
    <style:style style:name="T8_216" style:family="text"/>
    <style:style style:name="T8_217" style:family="text"/>
    <style:style style:name="T8_218" style:family="text"/>
    <style:style style:name="T8_219" style:family="text"/>
    <style:style style:name="T8_220" style:family="text"/>
    <style:style style:name="T8_221" style:family="text"/>
    <style:style style:name="T8_222" style:family="text"/>
    <style:style style:name="T8_223" style:family="text"/>
    <style:style style:name="T8_224" style:family="text"/>
    <style:style style:name="T8_225" style:family="text"/>
    <style:style style:name="T8_226" style:family="text"/>
    <style:style style:name="T8_227" style:family="text"/>
    <style:style style:name="T8_228" style:family="text"/>
    <style:style style:name="T8_229" style:family="text"/>
    <style:style style:name="T8_230" style:family="text"/>
    <style:style style:name="T8_231" style:family="text"/>
    <style:style style:name="T8_232" style:family="text"/>
    <style:style style:name="T8_233" style:family="text"/>
    <style:style style:name="T8_234" style:family="text"/>
    <style:style style:name="T8_235" style:family="text"/>
    <style:style style:name="T8_236" style:family="text"/>
    <style:style style:name="T8_237" style:family="text"/>
    <style:style style:name="T8_238" style:family="text"/>
    <style:style style:name="T8_239" style:family="text"/>
    <style:style style:name="T8_240" style:family="text"/>
    <style:style style:name="T8_241" style:family="text"/>
    <style:style style:name="T8_242" style:family="text"/>
    <style:style style:name="T8_243" style:family="text"/>
    <style:style style:name="T8_244" style:family="text"/>
    <style:style style:name="T8_245" style:family="text"/>
    <style:style style:name="T8_246" style:family="text"/>
    <style:style style:name="T8_247" style:family="text"/>
    <style:style style:name="T8_248" style:family="text"/>
    <style:style style:name="T8_249" style:family="text"/>
    <style:style style:name="T8_250" style:family="text"/>
    <style:style style:name="T8_251" style:family="text"/>
    <style:style style:name="T8_252" style:family="text"/>
    <style:style style:name="T8_253" style:family="text"/>
    <style:style style:name="T8_254" style:family="text"/>
    <style:style style:name="T8_255" style:family="text"/>
    <style:style style:name="T8_256" style:family="text"/>
    <style:style style:name="T8_257" style:family="text"/>
    <style:style style:name="T8_258" style:family="text"/>
    <style:style style:name="T8_259" style:family="text"/>
    <style:style style:name="T8_260" style:family="text"/>
    <style:style style:name="T8_261" style:family="text"/>
    <style:style style:name="T8_262" style:family="text"/>
    <style:style style:name="T8_263" style:family="text"/>
    <style:style style:name="T8_264" style:family="text"/>
    <style:style style:name="T8_265" style:family="text"/>
    <style:style style:name="T8_266" style:family="text"/>
    <style:style style:name="T8_267" style:family="text"/>
    <style:style style:name="T8_268" style:family="text"/>
    <style:style style:name="T8_269" style:family="text"/>
    <style:style style:name="T8_270" style:family="text"/>
    <style:style style:name="T8_271" style:family="text"/>
    <style:style style:name="T8_272" style:family="text"/>
    <style:style style:name="T8_273" style:family="text"/>
    <style:style style:name="T8_274" style:family="text"/>
    <style:style style:name="T8_275" style:family="text"/>
    <style:style style:name="T8_276" style:family="text"/>
    <style:style style:name="T8_277" style:family="text"/>
    <style:style style:name="T8_278" style:family="text"/>
    <style:style style:name="T8_279" style:family="text"/>
    <style:style style:name="T8_280" style:family="text"/>
    <style:style style:name="T8_281" style:family="text"/>
    <style:style style:name="T8_282" style:family="text"/>
    <style:style style:name="T8_283" style:family="text"/>
    <style:style style:name="T8_284" style:family="text"/>
    <style:style style:name="T8_285" style:family="text"/>
    <style:style style:name="T8_286" style:family="text"/>
    <style:style style:name="T8_287" style:family="text"/>
    <style:style style:name="T8_288" style:family="text"/>
    <style:style style:name="T8_289" style:family="text"/>
    <style:style style:name="T8_290" style:family="text"/>
    <style:style style:name="T8_291" style:family="text"/>
    <style:style style:name="T8_292" style:family="text"/>
    <style:style style:name="T8_293" style:family="text"/>
    <style:style style:name="T8_294" style:family="text"/>
    <style:style style:name="T8_295" style:family="text"/>
    <style:style style:name="T8_296" style:family="text"/>
    <style:style style:name="T8_297" style:family="text"/>
    <style:style style:name="T8_298" style:family="text"/>
    <style:style style:name="T8_299" style:family="text"/>
    <style:style style:name="T8_300" style:family="text"/>
    <style:style style:name="T8_301" style:family="text"/>
    <style:style style:name="T8_302" style:family="text"/>
    <style:style style:name="T8_303" style:family="text"/>
    <style:style style:name="T8_304" style:family="text"/>
    <style:style style:name="T8_305" style:family="text"/>
    <style:style style:name="T8_306" style:family="text"/>
    <style:style style:name="T8_307" style:family="text"/>
    <style:style style:name="T8_308" style:family="text"/>
    <style:style style:name="T8_309" style:family="text"/>
    <style:style style:name="T8_310" style:family="text"/>
    <style:style style:name="T8_311" style:family="text"/>
    <style:style style:name="T8_312" style:family="text"/>
    <style:style style:name="T8_313" style:family="text"/>
    <style:style style:name="T8_314" style:family="text"/>
    <style:style style:name="T8_315" style:family="text"/>
    <style:style style:name="T8_316" style:family="text"/>
    <style:style style:name="T8_317" style:family="text"/>
    <style:style style:name="T8_318" style:family="text"/>
    <style:style style:name="T8_319" style:family="text"/>
    <style:style style:name="T8_320" style:family="text"/>
    <style:style style:name="T8_321" style:family="text"/>
    <style:style style:name="T8_322" style:family="text"/>
    <style:style style:name="T8_323" style:family="text"/>
    <style:style style:name="T8_324" style:family="text"/>
    <style:style style:name="T8_325" style:family="text"/>
    <style:style style:name="T8_326" style:family="text"/>
    <style:style style:name="T8_327" style:family="text"/>
    <style:style style:name="T8_328" style:family="text"/>
    <style:style style:name="T8_329" style:family="text"/>
    <style:style style:name="T8_330" style:family="text"/>
    <style:style style:name="T8_331" style:family="text"/>
    <style:style style:name="T8_332" style:family="text"/>
    <style:style style:name="T8_333" style:family="text"/>
    <style:style style:name="T8_334" style:family="text"/>
    <style:style style:name="T8_335" style:family="text"/>
    <style:style style:name="T8_336" style:family="text"/>
    <style:style style:name="T8_337" style:family="text"/>
    <style:style style:name="T8_338" style:family="text"/>
    <style:style style:name="T8_339" style:family="text"/>
    <style:style style:name="T8_340" style:family="text"/>
    <style:style style:name="T8_341" style:family="text"/>
    <style:style style:name="T8_342" style:family="text"/>
    <style:style style:name="T8_343" style:family="text"/>
    <style:style style:name="T8_344" style:family="text"/>
    <style:style style:name="T8_345" style:family="text"/>
    <style:style style:name="T8_346" style:family="text"/>
    <style:style style:name="T8_347" style:family="text"/>
    <style:style style:name="T8_348" style:family="text"/>
    <style:style style:name="T8_349" style:family="text"/>
    <style:style style:name="T8_350" style:family="text"/>
    <style:style style:name="T8_351" style:family="text"/>
    <style:style style:name="T8_352" style:family="text"/>
    <style:style style:name="T8_353" style:family="text"/>
    <style:style style:name="T8_354" style:family="text"/>
    <style:style style:name="T8_355" style:family="text"/>
    <style:style style:name="T8_356" style:family="text"/>
    <style:style style:name="T8_357" style:family="text"/>
    <style:style style:name="T8_358" style:family="text"/>
    <style:style style:name="T8_359" style:family="text"/>
    <style:style style:name="T8_360" style:family="text"/>
    <style:style style:name="T8_361" style:family="text"/>
    <style:style style:name="T8_362" style:family="text"/>
    <style:style style:name="T8_363" style:family="text"/>
    <style:style style:name="T8_364" style:family="text"/>
    <style:style style:name="T8_365" style:family="text"/>
    <style:style style:name="T8_366" style:family="text"/>
    <style:style style:name="T8_367" style:family="text"/>
    <style:style style:name="T8_368" style:family="text"/>
    <style:style style:name="T8_369" style:family="text"/>
    <style:style style:name="T8_370" style:family="text"/>
    <style:style style:name="T8_371" style:family="text"/>
    <style:style style:name="T8_372" style:family="text"/>
    <style:style style:name="T8_373" style:family="text"/>
    <style:style style:name="T8_374" style:family="text"/>
    <style:style style:name="T8_375" style:family="text"/>
    <style:style style:name="T8_376" style:family="text"/>
    <style:style style:name="T8_377" style:family="text"/>
    <style:style style:name="T8_378" style:family="text"/>
    <style:style style:name="T8_379" style:family="text"/>
    <style:style style:name="T8_380" style:family="text"/>
    <style:style style:name="T8_381" style:family="text"/>
    <style:style style:name="T8_382" style:family="text"/>
    <style:style style:name="T8_383" style:family="text"/>
    <style:style style:name="T8_384" style:family="text"/>
    <style:style style:name="T8_385" style:family="text"/>
    <style:style style:name="T8_386" style:family="text"/>
    <style:style style:name="T8_387" style:family="text"/>
    <style:style style:name="T8_388" style:family="text"/>
    <style:style style:name="T8_389" style:family="text"/>
    <style:style style:name="T8_390" style:family="text"/>
    <style:style style:name="T8_391" style:family="text"/>
    <style:style style:name="T8_392" style:family="text"/>
    <style:style style:name="T8_393" style:family="text"/>
    <style:style style:name="T8_394" style:family="text"/>
    <style:style style:name="T8_395" style:family="text"/>
    <style:style style:name="T8_396" style:family="text"/>
    <style:style style:name="T8_397" style:family="text"/>
    <style:style style:name="T8_398" style:family="text"/>
    <style:style style:name="T8_399" style:family="text"/>
    <style:style style:name="T8_400" style:family="text"/>
    <style:style style:name="T8_401" style:family="text"/>
    <style:style style:name="T8_402" style:family="text"/>
    <style:style style:name="T8_403" style:family="text"/>
    <style:style style:name="T8_404" style:family="text"/>
    <style:style style:name="T8_405" style:family="text"/>
    <style:style style:name="T8_406" style:family="text"/>
    <style:style style:name="T8_407" style:family="text"/>
    <style:style style:name="T8_408" style:family="text"/>
    <style:style style:name="T8_409" style:family="text"/>
    <style:style style:name="T8_410" style:family="text"/>
    <style:style style:name="T8_411" style:family="text"/>
    <style:style style:name="T8_412" style:family="text"/>
    <style:style style:name="T8_413" style:family="text"/>
    <style:style style:name="T8_414" style:family="text"/>
    <style:style style:name="T8_415" style:family="text"/>
    <style:style style:name="T8_416" style:family="text"/>
    <style:style style:name="T8_417" style:family="text"/>
    <style:style style:name="T8_418" style:family="text"/>
    <style:style style:name="T8_419" style:family="text"/>
    <style:style style:name="T8_420" style:family="text"/>
    <style:style style:name="T8_421" style:family="text"/>
    <style:style style:name="T8_422" style:family="text"/>
    <style:style style:name="T8_423" style:family="text"/>
    <style:style style:name="T8_424" style:family="text"/>
    <style:style style:name="T8_425" style:family="text"/>
    <style:style style:name="T8_426" style:family="text"/>
    <style:style style:name="T8_427" style:family="text"/>
    <style:style style:name="T8_428" style:family="text"/>
    <style:style style:name="T8_429" style:family="text"/>
    <style:style style:name="T8_430" style:family="text"/>
    <style:style style:name="T8_431" style:family="text"/>
    <style:style style:name="T8_432" style:family="text"/>
    <style:style style:name="T8_433" style:family="text"/>
    <style:style style:name="T8_434" style:family="text"/>
    <style:style style:name="T8_435" style:family="text"/>
    <style:style style:name="T8_436" style:family="text"/>
    <style:style style:name="T8_437" style:family="text"/>
    <style:style style:name="T8_438" style:family="text"/>
    <style:style style:name="T8_439" style:family="text"/>
    <style:style style:name="T8_440" style:family="text"/>
    <style:style style:name="T8_441" style:family="text"/>
    <style:style style:name="T8_442" style:family="text"/>
    <style:style style:name="P9" style:family="paragraph" style:parent-style-name="Standard">
      <style:paragraph-properties fo:break-before="auto" fo:line-height="138%" fo:margin-top="0.847cm" fo:margin-bottom="0cm" style:writing-mode="lr-tb"/>
    </style:style>
    <style:style style:name="T9_1" style:family="text">
      <style:text-properties fo:font-size="14pt" style:font-size-asian="14pt" style:font-size-complex="14pt" fo:font-weight="bold" style:font-weight-asian="bold" style:font-weight-complex="bold"/>
    </style:style>
    <style:style style:name="T9_2" style:family="text">
      <style:text-properties fo:font-size="14pt" style:font-size-asian="14pt" style:font-size-complex="14pt" fo:font-weight="bold" style:font-weight-asian="bold" style:font-weight-complex="bold"/>
    </style:style>
    <style:style style:name="T9_3" style:family="text">
      <style:text-properties fo:font-size="14pt" style:font-size-asian="14pt" style:font-size-complex="14pt" fo:font-weight="bold" style:font-weight-asian="bold" style:font-weight-complex="bold"/>
    </style:style>
    <style:style style:name="T9_4" style:family="text">
      <style:text-properties fo:font-size="14pt" style:font-size-asian="14pt" style:font-size-complex="14pt" fo:font-weight="bold" style:font-weight-asian="bold" style:font-weight-complex="bold"/>
    </style:style>
    <style:style style:name="T9_5" style:family="text">
      <style:text-properties fo:font-size="14pt" style:font-size-asian="14pt" style:font-size-complex="14pt" fo:font-weight="bold" style:font-weight-asian="bold" style:font-weight-complex="bold"/>
    </style:style>
    <style:style style:name="T9_6" style:family="text">
      <style:text-properties fo:font-size="14pt" style:font-size-asian="14pt" style:font-size-complex="14pt" fo:font-weight="bold" style:font-weight-asian="bold" style:font-weight-complex="bold"/>
    </style:style>
    <style:style style:name="P10" style:family="paragraph" style:parent-style-name="Standard">
      <style:paragraph-properties fo:break-before="auto" fo:line-height="138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P11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2016<text:s/></text:span><text:span text:style-name="T1_2">IEEE</text:span><text:span text:style-name="T1_3">/</text:span><text:span text:style-name="T1_4">RSJ</text:span><text:span text:style-name="T1_5"><text:s/></text:span><text:span text:style-name="T1_6">International</text:span><text:span text:style-name="T1_7"><text:s/></text:span><text:span text:style-name="T1_8">Conference</text:span><text:span text:style-name="T1_9"><text:s/></text:span><text:span text:style-name="T1_10">on</text:span><text:span text:style-name="T1_11"><text:s/></text:span><text:span text:style-name="T1_12">Intelligent</text:span><text:span text:style-name="T1_13"><text:s/></text:span><text:span text:style-name="T1_14">Robots</text:span><text:span text:style-name="T1_15"><text:s/></text:span><text:span text:style-name="T1_16">and</text:span><text:span text:style-name="T1_17"><text:s/></text:span><text:span text:style-name="T1_18">Systems</text:span></text:p>
      <text:p text:style-name="P2"><text:span text:style-name="T2_1">October</text:span><text:span text:style-name="T2_2"><text:s/>9<text:s/>–<text:s/>14,<text:s/>2016,<text:s/></text:span><text:span text:style-name="T2_3">Daejeon</text:span><text:span text:style-name="T2_4">,<text:s/></text:span><text:span text:style-name="T2_5">Korea</text:span></text:p>
      <text:p text:style-name="P3"/>
      <text:p text:style-name="P4"><text:span text:style-name="T4_1">Towards</text:span><text:span text:style-name="T4_2"><text:s/></text:span><text:span text:style-name="T4_3">a</text:span><text:span text:style-name="T4_4"><text:s/></text:span><text:span text:style-name="T4_5">unified</text:span><text:span text:style-name="T4_6"><text:s/></text:span><text:span text:style-name="T4_7">workflow</text:span><text:span text:style-name="T4_8"><text:s/></text:span><text:span text:style-name="T4_9">for</text:span><text:span text:style-name="T4_10"><text:s/></text:span><text:span text:style-name="T4_11">multi</text:span><text:span text:style-name="T4_12">-</text:span><text:span text:style-name="T4_13">contact</text:span><text:span text:style-name="T4_14"><text:s/></text:span><text:span text:style-name="T4_15">motion</text:span><text:span text:style-name="T4_16"><text:s/></text:span><text:span text:style-name="T4_17">on</text:span><text:span text:style-name="T4_18"><text:s/></text:span><text:span text:style-name="T4_19">legged</text:span><text:span text:style-name="T4_20"><text:s/></text:span><text:span text:style-name="T4_21">robots</text:span><text:span text:style-name="T4_22">:<text:s/></text:span><text:span text:style-name="T4_23">Challenges</text:span><text:span text:style-name="T4_24"><text:s/></text:span><text:span text:style-name="T4_25">in</text:span><text:span text:style-name="T4_26"><text:s/></text:span><text:span text:style-name="T4_27">planning</text:span><text:span text:style-name="T4_28">,<text:s/></text:span><text:span text:style-name="T4_29">optimization</text:span><text:span text:style-name="T4_30"><text:s/></text:span><text:span text:style-name="T4_31">and</text:span><text:span text:style-name="T4_32"><text:s/></text:span><text:span text:style-name="T4_33">control</text:span></text:p>
      <text:h text:style-name="P5" text:outline-level="10"><text:bookmark-start text:name="h.wwa0pfn8fnl"/><text:bookmark-end text:name="h.wwa0pfn8fnl"/><text:span text:style-name="T5_1">Webpage</text:span><text:span text:style-name="T5_2">:</text:span></text:h>
      <text:p text:style-name="P6"><text:span text:style-name="T6_1">http</text:span><text:span text:style-name="T6_2">://</text:span><text:span text:style-name="T6_3">homepages</text:span><text:span text:style-name="T6_4">.</text:span><text:span text:style-name="T6_5">laas</text:span><text:span text:style-name="T6_6">.</text:span><text:span text:style-name="T6_7">fr</text:span><text:span text:style-name="T6_8">/</text:span><text:span text:style-name="T6_9">nmansard</text:span><text:span text:style-name="T6_10">/</text:span><text:span text:style-name="T6_11">entracte</text:span><text:span text:style-name="T6_12">/</text:span><text:span text:style-name="T6_13">index</text:span><text:span text:style-name="T6_14">.</text:span><text:span text:style-name="T6_15">php</text:span><text:span text:style-name="T6_16">?</text:span><text:span text:style-name="T6_17">n</text:span><text:span text:style-name="T6_18">=</text:span><text:span text:style-name="T6_19">Publication</text:span><text:span text:style-name="T6_20">.</text:span><text:span text:style-name="T6_21">WorkshopIROS</text:span><text:span text:style-name="T6_22">2016</text:span></text:p>
      <text:h text:style-name="P7" text:outline-level="10"><text:bookmark-start text:name="h.lfce7g79ckah"/><text:bookmark-end text:name="h.lfce7g79ckah"/><text:span text:style-name="T7_1">Abstract</text:span><text:span text:style-name="T7_2">:</text:span></text:h>
      <text:p text:style-name="P8"><text:span text:style-name="T8_1">Early</text:span><text:span text:style-name="T8_2"><text:s/></text:span><text:span text:style-name="T8_3">contributions</text:span><text:span text:style-name="T8_4"><text:s/></text:span><text:span text:style-name="T8_5">on</text:span><text:span text:style-name="T8_6"><text:s/></text:span><text:span text:style-name="T8_7">multi</text:span><text:span text:style-name="T8_8"><text:s/></text:span><text:span text:style-name="T8_9">contact</text:span><text:span text:style-name="T8_10"><text:s/></text:span><text:span text:style-name="T8_11">locomotion</text:span><text:span text:style-name="T8_12"><text:s/></text:span><text:span text:style-name="T8_13">for</text:span><text:span text:style-name="T8_14"><text:s/></text:span><text:span text:style-name="T8_15">legged</text:span><text:span text:style-name="T8_16"><text:s/></text:span><text:span text:style-name="T8_17">robots</text:span><text:span text:style-name="T8_18"><text:s/></text:span><text:span text:style-name="T8_19">have</text:span><text:span text:style-name="T8_20"><text:s/></text:span><text:span text:style-name="T8_21">underlined</text:span><text:span text:style-name="T8_22"><text:s/></text:span><text:span text:style-name="T8_23">the</text:span><text:span text:style-name="T8_24"><text:s/></text:span><text:span text:style-name="T8_25">complexity</text:span><text:span text:style-name="T8_26"><text:s/></text:span><text:span text:style-name="T8_27">of</text:span><text:span text:style-name="T8_28"><text:s/></text:span><text:span text:style-name="T8_29">planning</text:span><text:span text:style-name="T8_30"><text:s/></text:span><text:span text:style-name="T8_31">and</text:span><text:span text:style-name="T8_32"><text:s/></text:span><text:span text:style-name="T8_33">executing</text:span><text:span text:style-name="T8_34"><text:s/></text:span><text:span text:style-name="T8_35">motions</text:span><text:span text:style-name="T8_36"><text:s/></text:span><text:span text:style-name="T8_37">in</text:span><text:span text:style-name="T8_38"><text:s/></text:span><text:span text:style-name="T8_39">cluttered</text:span><text:span text:style-name="T8_40"><text:s/></text:span><text:span text:style-name="T8_41">environments</text:span><text:span text:style-name="T8_42">.<text:s/></text:span><text:span text:style-name="T8_43">The</text:span><text:span text:style-name="T8_44"><text:s/></text:span><text:span text:style-name="T8_45">last</text:span><text:span text:style-name="T8_46"><text:s/></text:span><text:span text:style-name="T8_47">few</text:span><text:span text:style-name="T8_48"><text:s/></text:span><text:span text:style-name="T8_49">years</text:span><text:span text:style-name="T8_50"><text:s/></text:span><text:span text:style-name="T8_51">have</text:span><text:span text:style-name="T8_52"><text:s/></text:span><text:span text:style-name="T8_53">shown</text:span><text:span text:style-name="T8_54"><text:s/></text:span><text:span text:style-name="T8_55">that</text:span><text:span text:style-name="T8_56"><text:s/></text:span><text:span text:style-name="T8_57">this</text:span><text:span text:style-name="T8_58"><text:s/></text:span><text:span text:style-name="T8_59">problem</text:span><text:span text:style-name="T8_60"><text:s/></text:span><text:span text:style-name="T8_61">is</text:span><text:span text:style-name="T8_62"><text:s/></text:span><text:span text:style-name="T8_63">of</text:span><text:span text:style-name="T8_64"><text:s/></text:span><text:span text:style-name="T8_65">interest</text:span><text:span text:style-name="T8_66"><text:s/></text:span><text:span text:style-name="T8_67">for</text:span><text:span text:style-name="T8_68"><text:s/></text:span><text:span text:style-name="T8_69">both</text:span><text:span text:style-name="T8_70"><text:s/></text:span><text:span text:style-name="T8_71">the</text:span><text:span text:style-name="T8_72"><text:s/></text:span><text:span text:style-name="T8_73">robotics</text:span><text:span text:style-name="T8_74"><text:s/></text:span><text:span text:style-name="T8_75">and</text:span><text:span text:style-name="T8_76"><text:s/></text:span><text:span text:style-name="T8_77">computer</text:span><text:span text:style-name="T8_78">-</text:span><text:span text:style-name="T8_79">graphics</text:span><text:span text:style-name="T8_80"><text:s/></text:span><text:span text:style-name="T8_81">communities</text:span><text:span text:style-name="T8_82">.<text:s/></text:span><text:span text:style-name="T8_83">More</text:span><text:span text:style-name="T8_84"><text:s/></text:span><text:span text:style-name="T8_85">precisely</text:span><text:span text:style-name="T8_86"><text:s/></text:span><text:span text:style-name="T8_87">in</text:span><text:span text:style-name="T8_88"><text:s/></text:span><text:span text:style-name="T8_89">the</text:span><text:span text:style-name="T8_90"><text:s/></text:span><text:span text:style-name="T8_91">robotics</text:span><text:span text:style-name="T8_92">,<text:s/></text:span><text:span text:style-name="T8_93">contributions</text:span><text:span text:style-name="T8_94"><text:s/></text:span><text:span text:style-name="T8_95">in</text:span><text:span text:style-name="T8_96"><text:s/></text:span><text:span text:style-name="T8_97">dextrous</text:span><text:span text:style-name="T8_98"><text:s/></text:span><text:span text:style-name="T8_99">manipulation</text:span><text:span text:style-name="T8_100"><text:s/></text:span><text:span text:style-name="T8_101">and</text:span><text:span text:style-name="T8_102"><text:s/></text:span><text:span text:style-name="T8_103">legged</text:span><text:span text:style-name="T8_104"><text:s/></text:span><text:span text:style-name="T8_105">robotics</text:span><text:span text:style-name="T8_106"><text:s/></text:span><text:span text:style-name="T8_107">have</text:span><text:span text:style-name="T8_108"><text:s/></text:span><text:span text:style-name="T8_109">shown</text:span><text:span text:style-name="T8_110"><text:s/></text:span><text:span text:style-name="T8_111">the</text:span><text:span text:style-name="T8_112"><text:s/></text:span><text:span text:style-name="T8_113">convergence</text:span><text:span text:style-name="T8_114"><text:s/></text:span><text:span text:style-name="T8_115">of</text:span><text:span text:style-name="T8_116"><text:s/></text:span><text:span text:style-name="T8_117">the</text:span><text:span text:style-name="T8_118"><text:s/></text:span><text:span text:style-name="T8_119">scientific</text:span><text:span text:style-name="T8_120"><text:s/></text:span><text:span text:style-name="T8_121">questions</text:span><text:span text:style-name="T8_122"><text:s/></text:span><text:span text:style-name="T8_123">addressed</text:span><text:span text:style-name="T8_124">.<text:s/></text:span><text:span text:style-name="T8_125">From</text:span><text:span text:style-name="T8_126"><text:s/></text:span><text:span text:style-name="T8_127">these</text:span><text:span text:style-name="T8_128"><text:s/></text:span><text:span text:style-name="T8_129">three</text:span><text:span text:style-name="T8_130"><text:s/></text:span><text:span text:style-name="T8_131">fields</text:span><text:span text:style-name="T8_132"><text:s/></text:span><text:span text:style-name="T8_133">results</text:span><text:span text:style-name="T8_134"><text:s/></text:span><text:span text:style-name="T8_135">a</text:span><text:span text:style-name="T8_136"><text:s/></text:span><text:span text:style-name="T8_137">large</text:span><text:span text:style-name="T8_138"><text:s/></text:span><text:span text:style-name="T8_139">variety</text:span><text:span text:style-name="T8_140"><text:s/></text:span><text:span text:style-name="T8_141">of</text:span><text:span text:style-name="T8_142"><text:s/></text:span><text:span text:style-name="T8_143">approaches</text:span><text:span text:style-name="T8_144"><text:s/></text:span><text:span text:style-name="T8_145">proposed</text:span><text:span text:style-name="T8_146"><text:s/></text:span><text:span text:style-name="T8_147">to</text:span><text:span text:style-name="T8_148"><text:s/></text:span><text:span text:style-name="T8_149">tackle</text:span><text:span text:style-name="T8_150"><text:s/></text:span><text:span text:style-name="T8_151">the</text:span><text:span text:style-name="T8_152"><text:s/></text:span><text:span text:style-name="T8_153">problem</text:span><text:span text:style-name="T8_154">,<text:s/></text:span><text:span text:style-name="T8_155">though</text:span><text:span text:style-name="T8_156"><text:s/></text:span><text:span text:style-name="T8_157">often</text:span><text:span text:style-name="T8_158"><text:s/></text:span><text:span text:style-name="T8_159">targeting</text:span><text:span text:style-name="T8_160"><text:s/></text:span><text:span text:style-name="T8_161">one</text:span><text:span text:style-name="T8_162"><text:s/></text:span><text:span text:style-name="T8_163">specific</text:span><text:span text:style-name="T8_164"><text:s/></text:span><text:span text:style-name="T8_165">aspect</text:span><text:span text:style-name="T8_166">:<text:s/></text:span><text:span text:style-name="T8_167">the</text:span><text:span text:style-name="T8_168"><text:s/></text:span><text:span text:style-name="T8_169">planning</text:span><text:span text:style-name="T8_170"><text:s/></text:span><text:span text:style-name="T8_171">of</text:span><text:span text:style-name="T8_172"><text:s/></text:span><text:span text:style-name="T8_173">a</text:span><text:span text:style-name="T8_174"><text:s/></text:span><text:span text:style-name="T8_175">feasible</text:span><text:span text:style-name="T8_176"><text:s/></text:span><text:span text:style-name="T8_177">path</text:span><text:span text:style-name="T8_178"><text:s/></text:span><text:span text:style-name="T8_179">for</text:span><text:span text:style-name="T8_180"><text:s/></text:span><text:span text:style-name="T8_181">the</text:span><text:span text:style-name="T8_182"><text:s/></text:span><text:span text:style-name="T8_183">robot</text:span><text:span text:style-name="T8_184">,<text:s/></text:span><text:span text:style-name="T8_185">the</text:span><text:span text:style-name="T8_186"><text:s/></text:span><text:span text:style-name="T8_187">optimization</text:span><text:span text:style-name="T8_188"><text:s/></text:span><text:span text:style-name="T8_189">of</text:span><text:span text:style-name="T8_190"><text:s/></text:span><text:span text:style-name="T8_191">its</text:span><text:span text:style-name="T8_192"><text:s/></text:span><text:span text:style-name="T8_193">trajectory</text:span><text:span text:style-name="T8_194">,<text:s/></text:span><text:span text:style-name="T8_195">or</text:span><text:span text:style-name="T8_196"><text:s/></text:span><text:span text:style-name="T8_197">the</text:span><text:span text:style-name="T8_198"><text:s/></text:span><text:span text:style-name="T8_199">feedback</text:span><text:span text:style-name="T8_200"><text:s/></text:span><text:span text:style-name="T8_201">control</text:span><text:span text:style-name="T8_202"><text:s/></text:span><text:span text:style-name="T8_203">of</text:span><text:span text:style-name="T8_204"><text:s/></text:span><text:span text:style-name="T8_205">the</text:span><text:span text:style-name="T8_206"><text:s/></text:span><text:span text:style-name="T8_207">robot</text:span><text:span text:style-name="T8_208"><text:s/></text:span><text:span text:style-name="T8_209">during</text:span><text:span text:style-name="T8_210"><text:s/></text:span><text:span text:style-name="T8_211">the</text:span><text:span text:style-name="T8_212"><text:s/></text:span><text:span text:style-name="T8_213">execution</text:span><text:span text:style-name="T8_214"><text:s/></text:span><text:span text:style-name="T8_215">of</text:span><text:span text:style-name="T8_216"><text:s/></text:span><text:span text:style-name="T8_217">a</text:span><text:span text:style-name="T8_218"><text:s/></text:span><text:span text:style-name="T8_219">dynamic</text:span><text:span text:style-name="T8_220"><text:s/></text:span><text:span text:style-name="T8_221">motion</text:span><text:span text:style-name="T8_222">.<text:s/></text:span><text:span text:style-name="T8_223">Integrating</text:span><text:span text:style-name="T8_224"><text:s/></text:span><text:span text:style-name="T8_225">these</text:span><text:span text:style-name="T8_226"><text:s/></text:span><text:span text:style-name="T8_227">different</text:span><text:span text:style-name="T8_228"><text:s/></text:span><text:span text:style-name="T8_229">aspects</text:span><text:span text:style-name="T8_230"><text:s/></text:span><text:span text:style-name="T8_231">is</text:span><text:span text:style-name="T8_232"><text:s/></text:span><text:span text:style-name="T8_233">not</text:span><text:span text:style-name="T8_234"><text:s/></text:span><text:span text:style-name="T8_235">only</text:span><text:span text:style-name="T8_236"><text:s/></text:span><text:span text:style-name="T8_237">an</text:span><text:span text:style-name="T8_238"><text:s/></text:span><text:span text:style-name="T8_239">engineering</text:span><text:span text:style-name="T8_240"><text:s/></text:span><text:span text:style-name="T8_241">issue</text:span><text:span text:style-name="T8_242">.<text:s/></text:span><text:span text:style-name="T8_243">It</text:span><text:span text:style-name="T8_244"><text:s/></text:span><text:span text:style-name="T8_245">raises</text:span><text:span text:style-name="T8_246"><text:s/></text:span><text:span text:style-name="T8_247">scientific</text:span><text:span text:style-name="T8_248"><text:s/></text:span><text:span text:style-name="T8_249">questions</text:span><text:span text:style-name="T8_250"><text:s/></text:span><text:span text:style-name="T8_251">in</text:span><text:span text:style-name="T8_252"><text:s/></text:span><text:span text:style-name="T8_253">terms</text:span><text:span text:style-name="T8_254"><text:s/></text:span><text:span text:style-name="T8_255">of</text:span><text:span text:style-name="T8_256"><text:s/></text:span><text:span text:style-name="T8_257">robustness</text:span><text:span text:style-name="T8_258"><text:s/></text:span><text:span text:style-name="T8_259">of</text:span><text:span text:style-name="T8_260"><text:s/></text:span><text:span text:style-name="T8_261">the</text:span><text:span text:style-name="T8_262"><text:s/></text:span><text:span text:style-name="T8_263">algorithms</text:span><text:span text:style-name="T8_264"><text:s/></text:span><text:span text:style-name="T8_265">and</text:span><text:span text:style-name="T8_266"><text:s/></text:span><text:span text:style-name="T8_267">performance</text:span><text:span text:style-name="T8_268"><text:s/></text:span><text:span text:style-name="T8_269">requirements</text:span><text:span text:style-name="T8_270">.<text:s/></text:span><text:span text:style-name="T8_271">The</text:span><text:span text:style-name="T8_272"><text:s/></text:span><text:span text:style-name="T8_273">objective</text:span><text:span text:style-name="T8_274"><text:s/></text:span><text:span text:style-name="T8_275">of</text:span><text:span text:style-name="T8_276"><text:s/></text:span><text:span text:style-name="T8_277">this</text:span><text:span text:style-name="T8_278"><text:s/></text:span><text:span text:style-name="T8_279">workshop</text:span><text:span text:style-name="T8_280"><text:s/></text:span><text:span text:style-name="T8_281">is</text:span><text:span text:style-name="T8_282"><text:s/></text:span><text:span text:style-name="T8_283">to</text:span><text:span text:style-name="T8_284"><text:s/></text:span><text:span text:style-name="T8_285">gather</text:span><text:span text:style-name="T8_286"><text:s/></text:span><text:span text:style-name="T8_287">people</text:span><text:span text:style-name="T8_288"><text:s/></text:span><text:span text:style-name="T8_289">working</text:span><text:span text:style-name="T8_290"><text:s/></text:span><text:span text:style-name="T8_291">in</text:span><text:span text:style-name="T8_292"><text:s/></text:span><text:span text:style-name="T8_293">these</text:span><text:span text:style-name="T8_294"><text:s/></text:span><text:span text:style-name="T8_295">fields</text:span><text:span text:style-name="T8_296"><text:s/></text:span><text:span text:style-name="T8_297">and</text:span><text:span text:style-name="T8_298"><text:s/></text:span><text:span text:style-name="T8_299">propose</text:span><text:span text:style-name="T8_300"><text:s/></text:span><text:span text:style-name="T8_301">a</text:span><text:span text:style-name="T8_302"><text:s/></text:span><text:span text:style-name="T8_303">debate</text:span><text:span text:style-name="T8_304"><text:s/></text:span><text:span text:style-name="T8_305">on</text:span><text:span text:style-name="T8_306"><text:s/></text:span><text:span text:style-name="T8_307">the</text:span><text:span text:style-name="T8_308"><text:s/></text:span><text:span text:style-name="T8_309">combination</text:span><text:span text:style-name="T8_310"><text:s/></text:span><text:span text:style-name="T8_311">of</text:span><text:span text:style-name="T8_312"><text:s/></text:span><text:span text:style-name="T8_313">these</text:span><text:span text:style-name="T8_314"><text:s/></text:span><text:span text:style-name="T8_315">various</text:span><text:span text:style-name="T8_316"><text:s/></text:span><text:span text:style-name="T8_317">aspects</text:span><text:span text:style-name="T8_318"><text:s/></text:span><text:span text:style-name="T8_319">into</text:span><text:span text:style-name="T8_320"><text:s/></text:span><text:span text:style-name="T8_321">a</text:span><text:span text:style-name="T8_322"><text:s/></text:span><text:span text:style-name="T8_323">functional</text:span><text:span text:style-name="T8_324"><text:s/></text:span><text:span text:style-name="T8_325">workflow</text:span><text:span text:style-name="T8_326"><text:s/></text:span><text:span text:style-name="T8_327">for</text:span><text:span text:style-name="T8_328"><text:s/></text:span><text:span text:style-name="T8_329">robot</text:span><text:span text:style-name="T8_330"><text:s/></text:span><text:span text:style-name="T8_331">motions</text:span><text:span text:style-name="T8_332"><text:s/></text:span><text:span text:style-name="T8_333">in</text:span><text:span text:style-name="T8_334"><text:s/></text:span><text:span text:style-name="T8_335">cluttered</text:span><text:span text:style-name="T8_336"><text:s/></text:span><text:span text:style-name="T8_337">environments</text:span><text:span text:style-name="T8_338">.<text:line-break/></text:span><text:span text:style-name="T8_339">Renowned</text:span><text:span text:style-name="T8_340"><text:s/></text:span><text:span text:style-name="T8_341">speakers</text:span><text:span text:style-name="T8_342"><text:s/></text:span><text:span text:style-name="T8_343">from</text:span><text:span text:style-name="T8_344"><text:s/></text:span><text:span text:style-name="T8_345">the</text:span><text:span text:style-name="T8_346"><text:s/></text:span><text:span text:style-name="T8_347">robotics</text:span><text:span text:style-name="T8_348"><text:s/></text:span><text:span text:style-name="T8_349">and</text:span><text:span text:style-name="T8_350"><text:s/></text:span><text:span text:style-name="T8_351">computer</text:span><text:span text:style-name="T8_352"><text:s/></text:span><text:span text:style-name="T8_353">graphics</text:span><text:span text:style-name="T8_354"><text:s/></text:span><text:span text:style-name="T8_355">field</text:span><text:span text:style-name="T8_356"><text:s/></text:span><text:span text:style-name="T8_357">will</text:span><text:span text:style-name="T8_358"><text:s/></text:span><text:span text:style-name="T8_359">present</text:span><text:span text:style-name="T8_360"><text:s/></text:span><text:span text:style-name="T8_361">their</text:span><text:span text:style-name="T8_362"><text:s/></text:span><text:span text:style-name="T8_363">work</text:span><text:span text:style-name="T8_364">,<text:s/></text:span><text:span text:style-name="T8_365">and</text:span><text:span text:style-name="T8_366"><text:s/></text:span><text:span text:style-name="T8_367">recommend</text:span><text:span text:style-name="T8_368"><text:s/></text:span><text:span text:style-name="T8_369">the</text:span><text:span text:style-name="T8_370"><text:s/></text:span><text:span text:style-name="T8_371">reading</text:span><text:span text:style-name="T8_372"><text:s/></text:span><text:span text:style-name="T8_373">of</text:span><text:span text:style-name="T8_374"><text:s/></text:span><text:span text:style-name="T8_375">selected</text:span><text:span text:style-name="T8_376"><text:s/></text:span><text:span text:style-name="T8_377">papers</text:span><text:span text:style-name="T8_378"><text:s/></text:span><text:span text:style-name="T8_379">prior</text:span><text:span text:style-name="T8_380"><text:s/></text:span><text:span text:style-name="T8_381">the</text:span><text:span text:style-name="T8_382"><text:s/></text:span><text:span text:style-name="T8_383">conference</text:span><text:span text:style-name="T8_384">.<text:s text:c="2"/></text:span><text:span text:style-name="T8_385">This</text:span><text:span text:style-name="T8_386"><text:s/></text:span><text:span text:style-name="T8_387">will</text:span><text:span text:style-name="T8_388"><text:s/></text:span><text:span text:style-name="T8_389">provide</text:span><text:span text:style-name="T8_390"><text:s/></text:span><text:span text:style-name="T8_391">the</text:span><text:span text:style-name="T8_392"><text:s/></text:span><text:span text:style-name="T8_393">audience</text:span><text:span text:style-name="T8_394"><text:s/></text:span><text:span text:style-name="T8_395">with</text:span><text:span text:style-name="T8_396"><text:s/></text:span><text:span text:style-name="T8_397">the</text:span><text:span text:style-name="T8_398"><text:s/></text:span><text:span text:style-name="T8_399">ability</text:span><text:span text:style-name="T8_400"><text:s/></text:span><text:span text:style-name="T8_401">to</text:span><text:span text:style-name="T8_402"><text:s/></text:span><text:span text:style-name="T8_403">prepare</text:span><text:span text:style-name="T8_404"><text:s/></text:span><text:span text:style-name="T8_405">their</text:span><text:span text:style-name="T8_406"><text:s/></text:span><text:span text:style-name="T8_407">venue</text:span><text:span text:style-name="T8_408"><text:s/></text:span><text:span text:style-name="T8_409">and</text:span><text:span text:style-name="T8_410"><text:s/></text:span><text:span text:style-name="T8_411">ask</text:span><text:span text:style-name="T8_412"><text:s/></text:span><text:span text:style-name="T8_413">relevant</text:span><text:span text:style-name="T8_414"><text:s/></text:span><text:span text:style-name="T8_415">questions</text:span><text:span text:style-name="T8_416"><text:s/></text:span><text:span text:style-name="T8_417">that</text:span><text:span text:style-name="T8_418"><text:s/></text:span><text:span text:style-name="T8_419">will</text:span><text:span text:style-name="T8_420"><text:s/></text:span><text:span text:style-name="T8_421">be</text:span><text:span text:style-name="T8_422"><text:s/></text:span><text:span text:style-name="T8_423">analyzed</text:span><text:span text:style-name="T8_424"><text:s/></text:span><text:span text:style-name="T8_425">by</text:span><text:span text:style-name="T8_426"><text:s/></text:span><text:span text:style-name="T8_427">student</text:span><text:span text:style-name="T8_428"><text:s/></text:span><text:span text:style-name="T8_429">groups</text:span><text:span text:style-name="T8_430"><text:s/></text:span><text:span text:style-name="T8_431">and</text:span><text:span text:style-name="T8_432"><text:s/></text:span><text:span text:style-name="T8_433">discussed</text:span><text:span text:style-name="T8_434"><text:s/></text:span><text:span text:style-name="T8_435">during</text:span><text:span text:style-name="T8_436"><text:s/></text:span><text:span text:style-name="T8_437">dedicated</text:span><text:span text:style-name="T8_438"><text:s/></text:span><text:span text:style-name="T8_439">debate</text:span><text:span text:style-name="T8_440"><text:s/></text:span><text:span text:style-name="T8_441">sessions</text:span><text:span text:style-name="T8_442">.</text:span></text:p>
      <text:p text:style-name="P9"><text:span text:style-name="T9_1">Topics</text:span><text:span text:style-name="T9_2"><text:s/></text:span><text:span text:style-name="T9_3">of</text:span><text:span text:style-name="T9_4"><text:s/></text:span><text:span text:style-name="T9_5">interest</text:span><text:span text:style-name="T9_6">:</text:span></text:p>
      <text:p text:style-name="P10"><text:span text:style-name="T10_1">Multi</text:span><text:span text:style-name="T10_2">-</text:span><text:span text:style-name="T10_3">contact</text:span><text:span text:style-name="T10_4"><text:s/></text:span><text:span text:style-name="T10_5">motion</text:span><text:span text:style-name="T10_6"><text:s/></text:span><text:span text:style-name="T10_7">planning</text:span><text:span text:style-name="T10_8">,<text:s/></text:span><text:span text:style-name="T10_9">Legged</text:span><text:span text:style-name="T10_10"><text:s/></text:span><text:span text:style-name="T10_11">locomotion</text:span><text:span text:style-name="T10_12">,<text:s/></text:span><text:span text:style-name="T10_13">Dextrous</text:span><text:span text:style-name="T10_14"><text:s/></text:span><text:span text:style-name="T10_15">manipulation</text:span><text:span text:style-name="T10_16">,<text:s/></text:span><text:span text:style-name="T10_17">Motion</text:span><text:span text:style-name="T10_18"><text:s/></text:span><text:span text:style-name="T10_19">synthesis</text:span><text:span text:style-name="T10_20">,<text:s/></text:span><text:span text:style-name="T10_21">Character</text:span><text:span text:style-name="T10_22"><text:s/></text:span><text:span text:style-name="T10_23">animation</text:span><text:span text:style-name="T10_24">,<text:s/></text:span><text:span text:style-name="T10_25">Force</text:span><text:span text:style-name="T10_26"><text:s/></text:span><text:span text:style-name="T10_27">control</text:span><text:span text:style-name="T10_28">,<text:s/></text:span><text:span text:style-name="T10_29">Robust</text:span><text:span text:style-name="T10_30"><text:s/></text:span><text:span text:style-name="T10_31">Optimization</text:span><text:span text:style-name="T10_32">-</text:span><text:span text:style-name="T10_33">based</text:span><text:span text:style-name="T10_34"><text:s/></text:span><text:span text:style-name="T10_35">control</text:span><text:span text:style-name="T10_36">,<text:s/></text:span><text:span text:style-name="T10_37">Whole</text:span><text:span text:style-name="T10_38">-</text:span><text:span text:style-name="T10_39">body</text:span><text:span text:style-name="T10_40"><text:s/></text:span><text:span text:style-name="T10_41">control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